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L 07.0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L 07.1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L 07.2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2+ 07.0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2+ 07.1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2+ 07.2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19-09-06T15:14:03.555000000</meta:creation-date>
    <meta:editing-duration>P0D</meta:editing-duration>
    <meta:editing-cycles>1</meta:editing-cycles>
    <meta:document-statistic meta:table-count="6" meta:cell-count="96" meta:object-count="0"/>
  </office:meta>
</office:document-meta>
</file>